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097in" fo:margin-left="0.0097in" fo:margin-right="0.0056in" table:align="margins"/>
    </style:style>
    <style:style style:name="Table1.A" style:family="table-column">
      <style:table-column-properties style:column-width="11.4556in" style:rel-column-width="60496*"/>
    </style:style>
    <style:style style:name="Table1.B" style:family="table-column">
      <style:table-column-properties style:column-width="0.9542in" style:rel-column-width="503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425in" table:align="margins"/>
    </style:style>
    <style:style style:name="Table2.A" style:family="table-column">
      <style:table-column-properties style:column-width="0.3458in" style:rel-column-width="1824*"/>
    </style:style>
    <style:style style:name="Table2.B" style:family="table-column">
      <style:table-column-properties style:column-width="0.6049in" style:rel-column-width="3190*"/>
    </style:style>
    <style:style style:name="Table2.C" style:family="table-column">
      <style:table-column-properties style:column-width="0.7458in" style:rel-column-width="3933*"/>
    </style:style>
    <style:style style:name="Table2.D" style:family="table-column">
      <style:table-column-properties style:column-width="0.7465in" style:rel-column-width="3937*"/>
    </style:style>
    <style:style style:name="Table2.E" style:family="table-column">
      <style:table-column-properties style:column-width="0.784in" style:rel-column-width="4135*"/>
    </style:style>
    <style:style style:name="Table2.F" style:family="table-column">
      <style:table-column-properties style:column-width="0.6431in" style:rel-column-width="3391*"/>
    </style:style>
    <style:style style:name="Table2.G" style:family="table-column">
      <style:table-column-properties style:column-width="0.9125in" style:rel-column-width="4812*"/>
    </style:style>
    <style:style style:name="Table2.H" style:family="table-column">
      <style:table-column-properties style:column-width="0.8361in" style:rel-column-width="4410*"/>
    </style:style>
    <style:style style:name="Table2.I" style:family="table-column">
      <style:table-column-properties style:column-width="1.1701in" style:rel-column-width="6171*"/>
    </style:style>
    <style:style style:name="Table2.J" style:family="table-column">
      <style:table-column-properties style:column-width="0.9514in" style:rel-column-width="5018*"/>
    </style:style>
    <style:style style:name="Table2.K" style:family="table-column">
      <style:table-column-properties style:column-width="0.7847in" style:rel-column-width="4138*"/>
    </style:style>
    <style:style style:name="Table2.L" style:family="table-column">
      <style:table-column-properties style:column-width="0.8632in" style:rel-column-width="4552*"/>
    </style:style>
    <style:style style:name="Table2.M" style:family="table-column">
      <style:table-column-properties style:column-width="0.6542in" style:rel-column-width="3450*"/>
    </style:style>
    <style:style style:name="Table2.N" style:family="table-column">
      <style:table-column-properties style:column-width="2.1236in" style:rel-column-width="11200*"/>
    </style:style>
    <style:style style:name="Table2.O" style:family="table-column">
      <style:table-column-properties style:column-width="0.2604in" style:rel-column-width="1374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O1" style:family="table-cell">
      <style:table-cell-properties style:vertical-align="middle" fo:padding="0.0382in" fo:border="0.0007in solid #000000"/>
    </style:style>
    <style:style style:name="Table2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I2" style:family="table-cell">
      <style:table-cell-properties fo:padding="0.0382in" fo:border-left="0.0007in solid #000000" fo:border-right="none" fo:border-top="none" fo:border-bottom="0.0007in solid #000000"/>
    </style:style>
    <style:style style:name="Table2.3" style:family="table-row">
      <style:table-row-properties style:min-row-height="0.234in"/>
    </style:style>
    <style:style style:name="Table2.4" style:family="table-row">
      <style:table-row-properties style:min-row-height="1.0458in"/>
    </style:style>
    <style:style style:name="Table2.A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O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6" style:family="table-row">
      <style:table-row-properties style:min-row-height="2.2528in"/>
    </style:style>
    <style:style style:name="Table2.O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2.425in" table:align="margins"/>
    </style:style>
    <style:style style:name="Table3.A" style:family="table-column">
      <style:table-column-properties style:column-width="9.5035in" style:rel-column-width="50125*"/>
    </style:style>
    <style:style style:name="Table3.B" style:family="table-column">
      <style:table-column-properties style:column-width="2.9215in" style:rel-column-width="15410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 style:text-rotation-angle="270" style:text-rotation-scale="line-heigh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ext_20_body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kejaksaan}</text:p>
            <text:p text:style-name="P3"/>
          </table:table-cell>
          <table:table-cell table:style-name="Table1.A1" office:value-type="string">
            <text:p text:style-name="P3">LB-2</text:p>
          </table:table-cell>
        </table:table-row>
      </table:table>
      <text:p text:style-name="P5">LAPORAN <text:s/>PENYELESAIAN BARANG BUKTI</text:p>
      <text:p text:style-name="P5">TINDAK PIDANA {pidana}</text:p>
      <text:p text:style-name="P5">BULAN : {bulan} TAHUN {tahun}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row>
          <table:table-cell table:style-name="Table2.A1" table:number-rows-spanned="4" office:value-type="string">
            <text:p text:style-name="P5"/>
            <text:p text:style-name="P5">No</text:p>
          </table:table-cell>
          <table:table-cell table:style-name="Table2.A1" table:number-rows-spanned="4" office:value-type="string">
            <text:p text:style-name="P5"/>
            <text:p text:style-name="P6">Kejaksaan</text:p>
          </table:table-cell>
          <table:table-cell table:style-name="Table2.C1" table:number-columns-spanned="3" office:value-type="string">
            <text:p text:style-name="P5"/>
          </table:table-cell>
          <table:covered-table-cell/>
          <table:covered-table-cell/>
          <table:table-cell table:style-name="Table2.C1" table:number-columns-spanned="8" office:value-type="string">
            <text:p text:style-name="P5">DISELESAIK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rows-spanned="4" office:value-type="string">
            <text:p text:style-name="P6">Sisa Bulan Laporan</text:p>
          </table:table-cell>
          <table:table-cell table:style-name="Table2.O1" table:number-rows-spanned="4" office:value-type="string">
            <text:p text:style-name="P5"/>
            <text:p text:style-name="P5">Ket</text:p>
          </table:table-cell>
        </table:table-row>
        <table:table-row>
          <table:covered-table-cell/>
          <table:covered-table-cell/>
          <table:table-cell table:style-name="Table2.C2" table:number-rows-spanned="3" office:value-type="string">
            <text:p text:style-name="P5"/>
            <text:p text:style-name="P6">Sisa Bulan lalu</text:p>
          </table:table-cell>
          <table:table-cell table:style-name="Table2.C2" table:number-rows-spanned="3" office:value-type="string">
            <text:p text:style-name="P6">Masuk Bulan Laporan</text:p>
          </table:table-cell>
          <table:table-cell table:style-name="Table2.C2" table:number-rows-spanned="3" office:value-type="string">
            <text:p text:style-name="P6">Jumlah Bulan Laporan</text:p>
          </table:table-cell>
          <table:table-cell table:style-name="Table2.C2" table:number-rows-spanned="3" office:value-type="string">
            <text:p text:style-name="P6">Dikirim ke instansi lain</text:p>
          </table:table-cell>
          <table:table-cell table:style-name="Table2.C2" table:number-rows-spanned="3" office:value-type="string">
            <text:p text:style-name="P5">Dikesampingkan untuk kepentingan umum</text:p>
          </table:table-cell>
          <table:table-cell table:style-name="Table2.C2" table:number-rows-spanned="3" office:value-type="string">
            <text:p text:style-name="P6">Dihentikam Penuntutan</text:p>
          </table:table-cell>
          <table:table-cell table:style-name="Table2.I2" table:number-columns-spanned="5" office:value-type="string">
            <text:p text:style-name="P5">Dilaksanakan setelah mempunyai kekuatan hukum Tetap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table:number-rows-spanned="2" office:value-type="string">
            <text:p text:style-name="P5">Di kembalikan kepada pemiliknya</text:p>
          </table:table-cell>
          <table:table-cell table:style-name="Table2.C2" table:number-rows-spanned="2" office:value-type="string">
            <text:p text:style-name="P5">Dilelang karena tidak di ambil oleh yang berhak</text:p>
          </table:table-cell>
          <table:table-cell table:style-name="Table2.C2" table:number-columns-spanned="2" office:value-type="string">
            <text:p text:style-name="P5">Dirampas untuk Negara</text:p>
          </table:table-cell>
          <table:covered-table-cell/>
          <table:table-cell table:style-name="Table2.C2" table:number-rows-spanned="2" office:value-type="string">
            <text:p text:style-name="P6">Di Musnahkan</text:p>
          </table:table-cell>
          <table:covered-table-cell/>
          <table:covered-table-cell/>
        </table:table-row>
        <table:table-row table:style-name="Table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office:value-type="string">
            <text:p text:style-name="P6">Dilelang</text:p>
          </table:table-cell>
          <table:table-cell table:style-name="Table2.C2" office:value-type="string">
            <text:p text:style-name="P6">Dimanfaatkan</text:p>
          </table:table-cell>
          <table:covered-table-cell/>
          <table:covered-table-cell/>
          <table:covered-table-cell/>
        </table:table-row>
        <table:table-row>
          <table:table-cell table:style-name="Table2.A5" office:value-type="float" office:value="1">
            <text:p text:style-name="P7">1</text:p>
          </table:table-cell>
          <table:table-cell table:style-name="Table2.A5" office:value-type="float" office:value="2">
            <text:p text:style-name="P7">2</text:p>
          </table:table-cell>
          <table:table-cell table:style-name="Table2.A5" office:value-type="float" office:value="3">
            <text:p text:style-name="Standard">3</text:p>
          </table:table-cell>
          <table:table-cell table:style-name="Table2.A5" office:value-type="float" office:value="4">
            <text:p text:style-name="P7">4</text:p>
          </table:table-cell>
          <table:table-cell table:style-name="Table2.A5" office:value-type="float" office:value="5">
            <text:p text:style-name="P7">5</text:p>
          </table:table-cell>
          <table:table-cell table:style-name="Table2.A5" office:value-type="float" office:value="6">
            <text:p text:style-name="P7">6</text:p>
          </table:table-cell>
          <table:table-cell table:style-name="Table2.A5" office:value-type="float" office:value="7">
            <text:p text:style-name="P7">7</text:p>
          </table:table-cell>
          <table:table-cell table:style-name="Table2.A5" office:value-type="float" office:value="8">
            <text:p text:style-name="P7">8</text:p>
          </table:table-cell>
          <table:table-cell table:style-name="Table2.A5" office:value-type="float" office:value="9">
            <text:p text:style-name="P7">9</text:p>
          </table:table-cell>
          <table:table-cell table:style-name="Table2.A5" office:value-type="float" office:value="10">
            <text:p text:style-name="P7">10</text:p>
          </table:table-cell>
          <table:table-cell table:style-name="Table2.A5" office:value-type="float" office:value="11">
            <text:p text:style-name="P7">11</text:p>
          </table:table-cell>
          <table:table-cell table:style-name="Table2.A5" office:value-type="float" office:value="12">
            <text:p text:style-name="P7">12</text:p>
          </table:table-cell>
          <table:table-cell table:style-name="Table2.A5" office:value-type="float" office:value="13">
            <text:p text:style-name="P7">13</text:p>
          </table:table-cell>
          <table:table-cell table:style-name="Table2.A5" office:value-type="float" office:value="14">
            <text:p text:style-name="P7">14</text:p>
          </table:table-cell>
          <table:table-cell table:style-name="Table2.O5" office:value-type="float" office:value="15">
            <text:p text:style-name="P7">15</text:p>
          </table:table-cell>
        </table:table-row>
        <table:table-row table:style-name="Table2.6">
          <table:table-cell table:style-name="Table2.I2" office:value-type="string">
            <text:p text:style-name="Table_20_Contents">[!-- BEGIN lb2 --]</text:p>
            <text:p text:style-name="Table_20_Contents">{no}</text:p>
          </table:table-cell>
          <table:table-cell table:style-name="Table2.I2" office:value-type="string">
            <text:p text:style-name="P7">{nama}</text:p>
          </table:table-cell>
          <table:table-cell table:style-name="Table2.I2" office:value-type="string">
            <text:p text:style-name="P7">{sisa_bln_lalu}</text:p>
          </table:table-cell>
          <table:table-cell table:style-name="Table2.I2" office:value-type="string">
            <text:p text:style-name="P7">{msk_bln_lap}</text:p>
          </table:table-cell>
          <table:table-cell table:style-name="Table2.I2" office:value-type="string">
            <text:p text:style-name="P7">{jml_bln_laporan}</text:p>
          </table:table-cell>
          <table:table-cell table:style-name="Table2.I2" office:value-type="string">
            <text:p text:style-name="P7">{instansi_lain}</text:p>
          </table:table-cell>
          <table:table-cell table:style-name="Table2.I2" office:value-type="string">
            <text:p text:style-name="P7">{demi_umum}</text:p>
          </table:table-cell>
          <table:table-cell table:style-name="Table2.I2" office:value-type="string">
            <text:p text:style-name="P7">{dihentikan_tut}</text:p>
          </table:table-cell>
          <table:table-cell table:style-name="Table2.I2" office:value-type="string">
            <text:p text:style-name="P7">{dikembalikan}</text:p>
          </table:table-cell>
          <table:table-cell table:style-name="Table2.I2" office:value-type="string">
            <text:p text:style-name="P7">{dilelang}</text:p>
          </table:table-cell>
          <table:table-cell table:style-name="Table2.I2" office:value-type="string">
            <text:p text:style-name="P7">{dilelang_negara}</text:p>
          </table:table-cell>
          <table:table-cell table:style-name="Table2.I2" office:value-type="string">
            <text:p text:style-name="P7">{dimanfaatkan_negara}</text:p>
          </table:table-cell>
          <table:table-cell table:style-name="Table2.I2" office:value-type="string">
            <text:p text:style-name="P7">{dimusnahkan}</text:p>
          </table:table-cell>
          <table:table-cell table:style-name="Table2.I2" office:value-type="string">
            <text:p text:style-name="P8">Dengan perinci:</text:p>
            <text:p text:style-name="P8">1. Rumah/gedung.</text:p>
            <text:p text:style-name="P8">2.Tanah/Perkebunan/Setifikat.</text:p>
            <text:p text:style-name="P8"/>
          </table:table-cell>
          <table:table-cell table:style-name="Table2.O6" office:value-type="string">
            <text:p text:style-name="P7">[!-- END lb2 --]</text:p>
          </table:table-cell>
        </table:table-row>
      </table:table>
      <text:p text:style-name="P2"/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">{ditempat}, {tahun}</text:p>
            <text:p text:style-name="P1">KEPALA KEJAKSAAN {kejaksaan}</text:p>
            <text:p text:style-name="P1"/>
            <text:p text:style-name="P1"/>
            <text:p text:style-name="P1"/>
            <text:p text:style-name="P1">Pangkat/NIP : {pangkat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7T12:59:06.53</meta:creation-date>
    <dc:date>2016-06-21T10:58:49.79</dc:date>
    <meta:editing-duration>PT5H30M44S</meta:editing-duration>
    <meta:editing-cycles>52</meta:editing-cycles>
    <meta:generator>OpenOffice/4.1.1$Win32 OpenOffice.org_project/411m6$Build-9775</meta:generator>
    <meta:document-statistic meta:table-count="3" meta:image-count="0" meta:object-count="0" meta:page-count="2" meta:paragraph-count="59" meta:word-count="116" meta:character-count="819"/>
    <dc:creator>hadi wibowo</dc:creator>
  </office:meta>
</office:document-meta>
</file>